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ぁ・・・ぁの・・・っ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あら・・・どうしたんですか？　おトイレ？」</text:p>
          </table:table-cell>
          <table:table-cell table:number-columns-repeated="1023"/>
        </table:table-row>
        <table:table-row>
          <table:table-cell table:style-name="ce0" office:value-type="string">
            <text:p>は、はぃっ、ちょっと・・・行ってきても、いい
ですかっ？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そんなになるまで我慢してなくてもよかった
　んですよ！　ここは任せて行ってきて
　ください！」</text:p>
          </table:table-cell>
          <table:table-cell table:number-columns-repeated="1023"/>
        </table:table-row>
        <table:table-row>
          <table:table-cell table:style-name="ce0" office:value-type="string">
            <text:p>・・・はいっ！！////</text:p>
          </table:table-cell>
          <table:table-cell table:number-columns-repeated="1023"/>
        </table:table-row>
        <table:table-row>
          <table:table-cell table:style-name="ce0" office:value-type="string">
            <text:p>（こくこく・・・！）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行きたくなっちゃうのは仕方ないことです
　から、そんなに我慢しなくても、もっと早めに
　言ってもらってよかったんですよ。」</text:p>
          </table:table-cell>
          <table:table-cell table:number-columns-repeated="1023"/>
        </table:table-row>
        <table:table-row>
          <table:table-cell table:style-name="ce0" office:value-type="string">
            <text:p>食堂のおばちゃん
「注文は私が代わりますから、どうぞ行って
　らっしゃい。」</text:p>
          </table:table-cell>
          <table:table-cell table:number-columns-repeated="1023"/>
        </table:table-row>
        <table:table-row>
          <table:table-cell table:style-name="ce0" office:value-type="string">
            <text:p>す・・・っ、すみません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8+01:00</meta:creation-date>
    <dc:date>2019-11-02T13:22:3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